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04f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ple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next-style-name="Subtitle" style:default-outline-level="1" style:class="chapter" style:master-page-name="">
      <style:paragraph-properties fo:margin-left="0pt" fo:margin-right="0pt" fo:margin-top="108pt" fo:margin-bottom="9.35pt" style:contextual-spacing="false" fo:text-align="start" style:justify-single-word="false" fo:text-indent="0pt" style:auto-text-indent="false" style:page-number="auto" fo:keep-with-next="always"/>
      <style:text-properties fo:color="#000000" loext:opacity="100%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Guide_20_Name" style:display-name="Guide Name" style:family="paragraph" style:next-style-name="Title" style:master-page-name="">
      <style:paragraph-properties fo:margin-top="127.56pt" fo:margin-bottom="2.86pt" style:contextual-spacing="false" fo:text-align="center" style:justify-single-word="false" fo:orphans="2" fo:widows="2" style:page-number="auto"/>
      <style:text-properties fo:color="#18a303" loext:opacity="100%" style:font-name="Liberation Sans" fo:font-family="'Liberation Sans'" style:font-style-name="Regular" style:font-family-generic="swiss" style:font-pitch="variable" fo:font-size="24pt" style:font-size-asian="10.5pt"/>
    </style:style>
    <style:style style:name="New_20_Chapter" style:display-name="New Chapter" style:family="paragraph" style:next-style-name="Guide_20_Name" style:master-page-name="">
      <style:paragraph-properties fo:margin-top="36pt" fo:margin-bottom="2.89pt" style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9pt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90.14pt" fo:margin-right="68.2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7T20:26:36.301000000</meta:creation-date>
    <dc:date>2020-11-17T11:38:58.887260967</dc:date>
    <meta:editing-duration>PT32M57S</meta:editing-duration>
    <meta:editing-cycles>6</meta:editing-cycles>
    <meta:generator>LibreOfficeDev/7.1.0.0.alpha1$Linux_X86_64 LibreOffice_project/3c7d0c8a32f71d597f33c9219fe8099e5381ca35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